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cm" svg:stroke-color="#0000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14" style:family="graphic" style:parent-style-name="objectwithoutfill">
      <style:graphic-properties draw:stroke="dash" draw:stroke-dash="Line_20_Style_20_9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1cm" svg:height="1cm" svg:x="10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1cm" svg:height="1cm" svg:x="9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1cm" svg:height="1cm" svg:x="6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svg:x1="9.5cm" svg:y1="3.2cm" svg:x2="8cm" svg:y2="4.4cm" draw:start-shape="id1" draw:start-glue-point="8" draw:end-shape="id2" draw:end-glue-point="4" svg:d="m9500 3200c0 901-1500 302-1500 1200">
          <text:p/>
        </draw:connector>
        <draw:connector draw:style-name="gr5" draw:text-style-name="P1" draw:layer="layout" draw:type="curve" svg:x1="8cm" svg:y1="5.4cm" svg:x2="7.1cm" svg:y2="6.5cm" draw:start-shape="id2" draw:start-glue-point="8" draw:end-shape="id3" draw:end-glue-point="4" svg:d="m8000 5400c0 862-900 313-900 1100">
          <text:p/>
        </draw:connector>
        <draw:connector draw:style-name="gr5" draw:text-style-name="P1" draw:layer="layout" draw:type="curve" svg:x1="11cm" svg:y1="5.4cm" svg:x2="11cm" svg:y2="6.5cm" draw:start-shape="id4" draw:start-glue-point="8" draw:end-shape="id5" draw:end-glue-point="4" svg:d="m11000 5400v1100">
          <text:p/>
        </draw:connector>
        <draw:line draw:style-name="gr4" draw:text-style-name="P1" draw:layer="layout" svg:x1="12.2cm" svg:y1="6.1cm" svg:x2="13.3cm" svg:y2="6.1cm">
          <text:p/>
        </draw:line>
        <draw:connector draw:style-name="gr5" draw:text-style-name="P1" draw:layer="layout" draw:type="curve" svg:x1="9.5cm" svg:y1="3.2cm" svg:x2="11cm" svg:y2="4.4cm" draw:start-shape="id1" draw:start-glue-point="8" draw:end-shape="id4" draw:end-glue-point="4" svg:d="m9500 3200c0 937 1500 338 1500 1200">
          <text:p/>
        </draw:connector>
        <draw:custom-shape draw:style-name="gr2" draw:text-style-name="P1" xml:id="id6" draw:id="id6" draw:layer="layout" svg:width="1cm" svg:height="1cm" svg:x="8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curve" svg:x1="8cm" svg:y1="5.4cm" svg:x2="9cm" svg:y2="6.5cm" draw:start-shape="id2" draw:start-glue-point="8" draw:end-shape="id6" draw:end-glue-point="4" svg:d="m8000 5400c0 826 1000 277 1000 1100">
          <text:p/>
        </draw:connector>
        <draw:custom-shape draw:style-name="gr2" draw:text-style-name="P1" xml:id="id2" draw:id="id2" draw:layer="layout" svg:width="1cm" svg:height="1cm" svg:x="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cm" svg:height="1cm" svg:x="10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1cm" svg:height="1cm" svg:x="17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cm" svg:height="1cm" svg:x="16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9" draw:id="id9" draw:layer="layout" svg:width="1cm" svg:height="1cm" svg:x="13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16.5cm" svg:y1="3.2cm" svg:x2="15cm" svg:y2="4.4cm" draw:start-shape="id7" draw:start-glue-point="8" draw:end-shape="id8" draw:end-glue-point="4" svg:d="m16500 3200c0 901-1500 302-1500 1200">
          <text:p/>
        </draw:connector>
        <draw:connector draw:style-name="gr5" draw:text-style-name="P1" draw:layer="layout" draw:type="curve" svg:x1="15cm" svg:y1="5.4cm" svg:x2="14.1cm" svg:y2="6.5cm" draw:start-shape="id8" draw:start-glue-point="8" draw:end-shape="id9" draw:end-glue-point="4" svg:d="m15000 5400c0 826-900 277-900 1100">
          <text:p/>
        </draw:connector>
        <draw:connector draw:style-name="gr5" draw:text-style-name="P1" draw:layer="layout" draw:type="curve" svg:x1="18cm" svg:y1="5.4cm" svg:x2="18cm" svg:y2="6.5cm" draw:start-shape="id10" draw:start-glue-point="8" draw:end-shape="id11" draw:end-glue-point="4" svg:d="m18000 5400v1100">
          <text:p/>
        </draw:connector>
        <draw:line draw:style-name="gr4" draw:text-style-name="P1" draw:layer="layout" svg:x1="19.1cm" svg:y1="6.1cm" svg:x2="20.2cm" svg:y2="6.1cm">
          <text:p/>
        </draw:line>
        <draw:connector draw:style-name="gr5" draw:text-style-name="P1" draw:layer="layout" draw:type="curve" svg:x1="16.5cm" svg:y1="3.2cm" svg:x2="18cm" svg:y2="4.4cm" draw:start-shape="id7" draw:start-glue-point="8" draw:end-shape="id10" draw:end-glue-point="4" svg:d="m16500 3200c0 901 1500 302 1500 1200">
          <text:p/>
        </draw:connector>
        <draw:custom-shape draw:style-name="gr1" draw:text-style-name="P1" xml:id="id12" draw:id="id12" draw:layer="layout" svg:width="1cm" svg:height="1cm" svg:x="15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5cm" svg:y1="5.4cm" svg:x2="16cm" svg:y2="6.5cm" draw:start-shape="id8" draw:start-glue-point="8" draw:end-shape="id12" draw:end-glue-point="4" svg:d="m15000 5400c0 826 1000 277 1000 1100">
          <text:p/>
        </draw:connector>
        <draw:custom-shape draw:style-name="gr1" draw:text-style-name="P1" xml:id="id8" draw:id="id8" draw:layer="layout" svg:width="1cm" svg:height="1cm" svg:x="1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cm" svg:height="1cm" svg:x="1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7" draw:id="id17" draw:layer="layout" svg:width="1cm" svg:height="1cm" svg:x="24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1cm" svg:height="1cm" svg:x="23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5" draw:id="id15" draw:layer="layout" svg:width="1cm" svg:height="1cm" svg:x="20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23.5cm" svg:y1="3.2cm" svg:x2="22cm" svg:y2="4.4cm" draw:start-shape="id13" draw:start-glue-point="8" draw:end-shape="id14" draw:end-glue-point="4" svg:d="m23500 3200c0 901-1500 302-1500 1200">
          <text:p/>
        </draw:connector>
        <draw:connector draw:style-name="gr5" draw:text-style-name="P1" draw:layer="layout" draw:type="curve" svg:x1="22cm" svg:y1="5.4cm" svg:x2="21.1cm" svg:y2="6.5cm" draw:start-shape="id14" draw:start-glue-point="8" draw:end-shape="id15" draw:end-glue-point="4" svg:d="m22000 5400c0 826-900 277-900 1100">
          <text:p/>
        </draw:connector>
        <draw:connector draw:style-name="gr5" draw:text-style-name="P1" draw:layer="layout" draw:type="curve" svg:x1="25cm" svg:y1="5.4cm" svg:x2="25cm" svg:y2="6.5cm" draw:start-shape="id16" draw:start-glue-point="8" draw:end-shape="id17" draw:end-glue-point="4" svg:d="m25000 5400v1100">
          <text:p/>
        </draw:connector>
        <draw:connector draw:style-name="gr5" draw:text-style-name="P1" draw:layer="layout" draw:type="curve" svg:x1="23.5cm" svg:y1="3.2cm" svg:x2="25cm" svg:y2="4.4cm" draw:start-shape="id13" draw:start-glue-point="8" draw:end-shape="id16" draw:end-glue-point="4" svg:d="m23500 3200c0 901 1500 302 1500 1200">
          <text:p/>
        </draw:connector>
        <draw:custom-shape draw:style-name="gr1" draw:text-style-name="P1" xml:id="id18" draw:id="id18" draw:layer="layout" svg:width="1cm" svg:height="1cm" svg:x="22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22cm" svg:y1="5.4cm" svg:x2="23cm" svg:y2="6.5cm" draw:start-shape="id14" draw:start-glue-point="8" draw:end-shape="id18" draw:end-glue-point="4" svg:d="m22000 5400c0 826 1000 277 1000 1100">
          <text:p/>
        </draw:connector>
        <draw:custom-shape draw:style-name="gr1" draw:text-style-name="P1" xml:id="id14" draw:id="id14" draw:layer="layout" svg:width="1cm" svg:height="1cm" svg:x="21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1cm" svg:height="1cm" svg:x="2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3" draw:id="id23" draw:layer="layout" svg:width="1cm" svg:height="1cm" svg:x="31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9" draw:id="id19" draw:layer="layout" svg:width="1cm" svg:height="1cm" svg:x="30cm" svg:y="2.2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1" draw:id="id21" draw:layer="layout" svg:width="1cm" svg:height="1cm" svg:x="27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" draw:layer="layout" draw:type="curve" svg:x1="30.5cm" svg:y1="3.2cm" svg:x2="29cm" svg:y2="4.4cm" draw:start-shape="id19" draw:start-glue-point="8" draw:end-shape="id20" draw:end-glue-point="4" svg:d="m30500 3200c0 901-1500 302-1500 1200">
          <text:p/>
        </draw:connector>
        <draw:connector draw:style-name="gr10" draw:text-style-name="P1" draw:layer="layout" draw:type="curve" svg:x1="29cm" svg:y1="5.4cm" svg:x2="28.1cm" svg:y2="6.5cm" draw:start-shape="id20" draw:start-glue-point="8" draw:end-shape="id21" draw:end-glue-point="4" svg:d="m29000 5400c0 862-900 313-900 1100">
          <text:p/>
        </draw:connector>
        <draw:connector draw:style-name="gr5" draw:text-style-name="P1" draw:layer="layout" draw:type="curve" svg:x1="32cm" svg:y1="5.4cm" svg:x2="32cm" svg:y2="6.5cm" draw:start-shape="id22" draw:start-glue-point="8" draw:end-shape="id23" draw:end-glue-point="4" svg:d="m32000 5400v1100">
          <text:p/>
        </draw:connector>
        <draw:connector draw:style-name="gr5" draw:text-style-name="P1" draw:layer="layout" draw:type="curve" svg:x1="30.5cm" svg:y1="3.2cm" svg:x2="32cm" svg:y2="4.4cm" draw:start-shape="id19" draw:start-glue-point="8" draw:end-shape="id22" draw:end-glue-point="4" svg:d="m30500 3200c0 937 1500 338 1500 1200">
          <text:p/>
        </draw:connector>
        <draw:custom-shape draw:style-name="gr8" draw:text-style-name="P1" xml:id="id24" draw:id="id24" draw:layer="layout" svg:width="1cm" svg:height="1cm" svg:x="29.5cm" svg:y="6.5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1" draw:layer="layout" draw:type="curve" svg:x1="29cm" svg:y1="5.4cm" svg:x2="30cm" svg:y2="6.5cm" draw:start-shape="id20" draw:start-glue-point="8" draw:end-shape="id24" draw:end-glue-point="4" svg:d="m29000 5400c0 826 1000 277 1000 1100">
          <text:p/>
        </draw:connector>
        <draw:custom-shape draw:style-name="gr8" draw:text-style-name="P1" xml:id="id20" draw:id="id20" draw:layer="layout" svg:width="1cm" svg:height="1cm" svg:x="28.5cm" svg:y="4.4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2" draw:id="id22" draw:layer="layout" svg:width="1cm" svg:height="1cm" svg:x="31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5" draw:id="id25" draw:layer="layout" svg:width="1cm" svg:height="1cm" svg:x="10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6" draw:id="id26" draw:layer="layout" svg:width="1cm" svg:height="1cm" svg:x="17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7" draw:id="id27" draw:layer="layout" svg:width="1cm" svg:height="1cm" svg:x="24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8" draw:id="id28" draw:layer="layout" svg:width="1cm" svg:height="1cm" svg:x="31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9" draw:id="id29" draw:layer="layout" svg:width="1cm" svg:height="1cm" svg:x="15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0" draw:id="id30" draw:layer="layout" svg:width="1cm" svg:height="1cm" svg:x="22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31" draw:id="id31" draw:layer="layout" svg:width="1cm" svg:height="1cm" svg:x="29.5cm" svg:y="8.4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1cm" svg:y1="7.5cm" svg:x2="11cm" svg:y2="8.4cm" draw:start-shape="id5" draw:start-glue-point="8" draw:end-shape="id25" draw:end-glue-point="4" svg:d="m11000 7500v900">
          <text:p/>
        </draw:connector>
        <draw:connector draw:style-name="gr5" draw:text-style-name="P1" draw:layer="layout" draw:type="curve" svg:x1="18cm" svg:y1="7.5cm" svg:x2="18cm" svg:y2="8.4cm" draw:start-shape="id11" draw:start-glue-point="8" draw:end-shape="id26" draw:end-glue-point="4" svg:d="m18000 7500v900">
          <text:p/>
        </draw:connector>
        <draw:connector draw:style-name="gr5" draw:text-style-name="P1" draw:layer="layout" draw:type="curve" svg:x1="25cm" svg:y1="7.5cm" svg:x2="25cm" svg:y2="8.4cm" draw:start-shape="id17" draw:start-glue-point="8" draw:end-shape="id27" draw:end-glue-point="4" svg:d="m25000 7500v900">
          <text:p/>
        </draw:connector>
        <draw:connector draw:style-name="gr5" draw:text-style-name="P1" draw:layer="layout" draw:type="curve" svg:x1="32cm" svg:y1="7.5cm" svg:x2="32cm" svg:y2="8.4cm" draw:start-shape="id23" draw:start-glue-point="8" draw:end-shape="id28" draw:end-glue-point="4" svg:d="m32000 7500v900">
          <text:p/>
        </draw:connector>
        <draw:connector draw:style-name="gr6" draw:text-style-name="P1" draw:layer="layout" draw:type="curve" svg:x1="16cm" svg:y1="7.5cm" svg:x2="16cm" svg:y2="8.4cm" draw:start-shape="id12" draw:start-glue-point="8" draw:end-shape="id29" draw:end-glue-point="4" svg:d="m16000 7500v900">
          <text:p/>
        </draw:connector>
        <draw:connector draw:style-name="gr5" draw:text-style-name="P1" draw:layer="layout" draw:type="curve" svg:x1="23cm" svg:y1="7.5cm" svg:x2="23cm" svg:y2="8.4cm" draw:start-shape="id18" draw:start-glue-point="8" draw:end-shape="id30" draw:end-glue-point="4" svg:d="m23000 7500v900">
          <text:p/>
        </draw:connector>
        <draw:connector draw:style-name="gr11" draw:text-style-name="P1" draw:layer="layout" draw:type="curve" svg:x1="30cm" svg:y1="7.5cm" svg:x2="30cm" svg:y2="8.4cm" draw:start-shape="id24" draw:start-glue-point="8" draw:end-shape="id31" draw:end-glue-point="4" svg:d="m30000 7500v900">
          <text:p/>
        </draw:connector>
        <draw:line draw:style-name="gr12" draw:text-style-name="P1" draw:layer="layout" svg:x1="22.5cm" svg:y1="11.3cm" svg:x2="23.6cm" svg:y2="11.3cm">
          <text:p/>
        </draw:line>
        <draw:frame draw:style-name="gr13" draw:text-style-name="P2" draw:layer="layout" svg:width="3.275cm" svg:height="1.195cm" svg:x="23.7cm" svg:y="10.638cm">
          <draw:text-box>
            <text:p text:style-name="P2"><text:span text:style-name="T1">horizon</text:span></text:p>
          </draw:text-box>
        </draw:frame>
        <draw:line draw:style-name="gr14" draw:text-style-name="P1" draw:layer="layout" svg:x1="23cm" svg:y1="9.4cm" svg:x2="23cm" svg:y2="11.2cm">
          <text:p/>
        </draw:line>
        <draw:frame draw:style-name="gr13" draw:text-style-name="P3" draw:layer="layout" svg:width="5.51cm" svg:height="1.276cm" svg:x="6.8cm" svg:y="0.8cm">
          <draw:text-box>
            <text:p text:style-name="P3"><text:span text:style-name="T2">1. selection</text:span></text:p>
          </draw:text-box>
        </draw:frame>
        <draw:frame draw:style-name="gr13" draw:text-style-name="P3" draw:layer="layout" svg:width="6.077cm" svg:height="1.276cm" svg:x="13.5cm" svg:y="0.8cm">
          <draw:text-box>
            <text:p text:style-name="P3"><text:span text:style-name="T2">2. expansion</text:span></text:p>
          </draw:text-box>
        </draw:frame>
        <draw:frame draw:style-name="gr13" draw:text-style-name="P3" draw:layer="layout" svg:width="6.12cm" svg:height="1.276cm" svg:x="20.5cm" svg:y="0.8cm">
          <draw:text-box>
            <text:p text:style-name="P3"><text:span text:style-name="T2">3. simulation</text:span></text:p>
          </draw:text-box>
        </draw:frame>
        <draw:frame draw:style-name="gr13" draw:text-style-name="P3" draw:layer="layout" svg:width="6.839cm" svg:height="1.276cm" svg:x="27.1cm" svg:y="0.8cm">
          <draw:text-box>
            <text:p text:style-name="P3"><text:span text:style-name="T2">4. propagation</text:span></text:p>
          </draw:text-box>
        </draw:frame>
        <draw:line draw:style-name="gr4" draw:text-style-name="P1" draw:layer="layout" svg:x1="26.2cm" svg:y1="6.1cm" svg:x2="27.3cm" svg:y2="6.1cm">
          <text:p/>
        </draw:line>
        <draw:line draw:style-name="gr15" draw:text-style-name="P1" draw:layer="layout" svg:x1="1.6cm" svg:y1="6.1cm" svg:x2="3.4cm" svg:y2="6.1cm">
          <text:p/>
        </draw:line>
        <draw:line draw:style-name="gr15" draw:text-style-name="P1" draw:layer="layout" svg:x1="35.7cm" svg:y1="6.1cm" svg:x2="37.5cm" svg:y2="6.1cm">
          <text:p/>
        </draw:line>
        <draw:frame draw:style-name="gr16" draw:layer="layout" svg:width="1.336cm" svg:height="1.517cm" svg:x="0.4cm" svg:y="5.3cm">
          <draw:text-box>
            <text:p><text:span text:style-name="T3">t</text:span><text:span text:style-name="T4"> </text:span><text:span text:style-name="T5">n</text:span></text:p>
          </draw:text-box>
        </draw:frame>
        <draw:frame draw:style-name="gr16" draw:layer="layout" svg:width="2.221cm" svg:height="1.517cm" svg:x="37.6cm" svg:y="5.3cm">
          <draw:text-box>
            <text:p><text:span text:style-name="T3">t</text:span><text:span text:style-name="T4"> </text:span><text:span text:style-name="T5">n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9:24:08</dc:date>
    <meta:editing-duration>PT5H48M56S</meta:editing-duration>
    <meta:editing-cycles>37</meta:editing-cycles>
    <meta:generator>LibreOffice/3.4$Unix LibreOffice_project/340m1$Build-402</meta:generator>
    <meta:document-statistic meta:object-count="72"/>
  </office:meta>
</office:document-meta>
</file>